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ма Мішель</text:h>
      <text:p text:style-name="Text_20_body"/>
      <text:p text:style-name="Text_20_body">Мама Міщель загубила кота,&lt;x id="0" xid="office:document-content[0]/office:body[0]/office:text[0]/text:p[1]/draw:frame[0]"/&gt;&lt;g id="1"/&gt;який кричить через вікно&lt;g id="2"&gt;e&lt;/g&gt; хто поверне його,&lt;g id="3"/&gt;і&lt;g id="4"&gt;цей &lt;/g&gt;приятель&lt;g id="5"/&gt; Люстюкрю відповів їй:&lt;g Ну мам&lt;g id="7"&gt;а &lt;/g&gt;Мішель, ва&lt;g id="8"&gt;ш&lt;/g&gt; кіт не пропав. »&lt;g id="9"/&gt;&lt;g id="10"/&gt;Мама Мішель запитала:&lt;g id="11"/&gt;« Мій кіт не загубився ! Ви його знайшли? » &lt;g id="12"/&gt;І&lt;g id="13"&gt;її &lt;/g&gt;приятель Люстюкрю відповів :&lt;g id="14"/&gt;« Дайте&lt;g id="15"&gt;мені&lt;/g&gt; винагороду, і я поверну вам вашого кота. »&lt;g id="16"/&gt;&lt;g id="17"/&gt;Мама Мішель сказала : « Домовились:&lt;g id="18"/&gt;Якщо ви повернете мені кота, я вас поцілую. »&lt;g id="19"/&gt;Приятел&lt;g id="20"&gt;ь &lt;/g&gt;Люстюкрю не хотів цього,&lt;g id="21"/&gt;і їй сказав : « Ваш кіт проданий за одного кролика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